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erif"/>
    <style:font-face style:name="Mangal1" svg:font-family="Mangal"/>
    <style:font-face style:name="Open Sans" svg:font-family="'Open Sans', sans-serif"/>
    <style:font-face style:name="OpenSymbol" svg:font-family="OpenSymbol"/>
    <style:font-face style:name="Roboto" svg:font-family="Roboto,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709in" fo:orphans="2" fo:widows="2" fo:text-indent="0in" style:auto-text-indent="false"/>
      <style:text-properties fo:font-variant="normal" fo:text-transform="none" fo:color="#333333" style:font-name="Roboto" fo:font-size="12pt" fo:letter-spacing="normal" fo:font-style="normal" fo:font-weight="normal"/>
    </style:style>
    <style:style style:name="P2" style:family="paragraph" style:parent-style-name="Text_20_body">
      <style:paragraph-properties fo:margin-left="0in" fo:margin-right="0in" style:line-height-at-least="0.2709in" fo:orphans="2" fo:widows="2" fo:text-indent="0in" style:auto-text-indent="false"/>
    </style:style>
    <style:style style:name="P3" style:family="paragraph" style:parent-style-name="Text_20_body">
      <style:paragraph-properties fo:margin-left="0in" fo:margin-right="0in" fo:margin-top="0in" fo:margin-bottom="0in" style:line-height-at-least="0.25in" fo:orphans="2" fo:widows="2" fo:text-indent="0in" style:auto-text-indent="false" fo:padding="0in" fo:border="none"/>
      <style:text-properties fo:font-variant="normal" fo:text-transform="none" fo:color="#333333" style:font-name="Helvetica Neue" fo:font-size="11.25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2189in" fo:orphans="2" fo:widows="2" fo:text-indent="0in" style:auto-text-indent="false" fo:padding="0in" fo:border="none"/>
    </style:style>
    <style:style style:name="P5" style:family="paragraph" style:parent-style-name="Text_20_body" style:list-style-name="L1">
      <style:paragraph-properties fo:margin-top="0in" fo:margin-bottom="0in" style:line-height-at-least="0.2189in" fo:orphans="2" fo:widows="2" fo:padding-left="0.0835in" fo:padding-right="0in" fo:padding-top="0in" fo:padding-bottom="0in" fo:border-left="0.0008in solid #cccccc" fo:border-right="none" fo:border-top="none" fo:border-bottom="none"/>
    </style:style>
    <style:style style:name="P6" style:family="paragraph" style:parent-style-name="Heading_20_3">
      <style:text-properties fo:font-variant="normal" fo:text-transform="none" fo:color="#333333" style:font-name="Roboto" fo:font-size="12pt" fo:letter-spacing="normal" fo:font-style="normal" fo:font-weight="bold"/>
    </style:style>
    <style:style style:name="T1" style:family="text">
      <style:text-properties fo:color="#000000" style:font-name="Open Sans" fo:font-size="10.5pt"/>
    </style:style>
    <style:style style:name="T2" style:family="text">
      <style:text-properties fo:font-variant="normal" fo:text-transform="none" fo:color="#000000" style:font-name="inherit" fo:font-size="11.25pt" fo:letter-spacing="normal" fo:font-style="normal" fo:font-weight="bold"/>
    </style:style>
    <style:style style:name="T3" style:family="text">
      <style:text-properties fo:font-variant="normal" fo:text-transform="none" fo:color="#333333" fo:letter-spacing="normal"/>
    </style:style>
    <style:style style:name="T4" style:family="text">
      <style:text-properties fo:font-variant="normal" fo:text-transform="none" fo:color="#333333" style:font-name="Roboto" fo:font-size="12pt" fo:letter-spacing="normal" fo:font-style="normal" fo:font-weight="normal"/>
    </style:style>
    <style:style style:name="T5" style:family="text">
      <style:text-properties fo:font-variant="normal" fo:text-transform="none" fo:color="#0072bc" style:text-line-through-style="none" style:font-name="Roboto" fo:font-size="10.5pt" fo:letter-spacing="normal" fo:font-style="normal" style:text-underline-style="none" fo:font-weight="normal" style:text-blinking="false" fo:background-color="transparent"/>
    </style:style>
    <style:style style:name="T6" style:family="text">
      <style:text-properties fo:font-variant="normal" fo:text-transform="none" fo:color="#0072bc" style:text-line-through-style="none" style:font-name="Roboto" fo:font-size="12pt" fo:letter-spacing="normal" fo:font-style="normal" style:text-underline-style="none" fo:font-weight="bold" style:text-blinking="false" fo:background-color="transparent"/>
    </style:style>
    <style:style style:name="T7" style:family="text">
      <style:text-properties fo:font-variant="normal" fo:text-transform="none" fo:color="#0072bc" style:text-line-through-style="none" style:font-name="Roboto" fo:font-size="12pt" fo:letter-spacing="normal"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2">1) Hypothyroidism</text:span></text:span></text:h>
      <text:p text:style-name="P3">Hypothyroidism is a condition in which the thyroid gland is under-active and consequently fails to produce an adequate number of certain hormones required by the body. Hypothyroidism upsets the chemical balance the body is constantly attempting to maintain. Over time, hypothyroidism can lead to a number of adverse health conditions. There are many different symptoms that can be experienced by someone who has a hypothyroid condition, numbness to the face or other parts of the body being only one of them. Many different organs can be affected by hypothyroidism so it should come as no surprise that the nervous system could be affected as well. Numbness does not necessarily indicate hypothyroidism, but there have been cases where hypothyroidism has been found to be either a primary or a contributing factor to the numbness. The numbness itself has also been diagnosed as being a symptom of the condition.</text:p>
      <text:p text:style-name="Standard"/>
      <text:h text:style-name="P6" text:outline-level="3">How is hypothyroidism diagnosed?</text:h>
      <text:list xml:id="list8053526524269785095" text:style-name="L1">
        <text:list-item>
          <text:p text:style-name="P4"><text:span text:style-name="T3"> </text:span><text:a xlink:type="simple" xlink:href="http://www.medicinenet.com/script/main/art.asp?articlekey=914&amp;questionid=1237" office:target-frame-name="_blank" xlink:show="new" text:style-name="Internet_20_link" text:visited-style-name="Visited_20_Internet_20_Link"><text:span text:style-name="T5">Readers Comments </text:span></text:a><text:a xlink:type="simple" xlink:href="http://www.medicinenet.com/script/main/art.asp?articlekey=914&amp;questionid=1237" office:target-frame-name="_blank" xlink:show="new" text:style-name="Internet_20_link" text:visited-style-name="Visited_20_Internet_20_Link"><text:span text:style-name="Strong_20_Emphasis"><text:span text:style-name="T6">5</text:span></text:span></text:a></text:p>
        </text:list-item>
        <text:list-item>
          <text:p text:style-name="P5"><text:span text:style-name="T3"> </text:span><text:a xlink:type="simple" xlink:href="http://www.medicinenet.com/script/main/submit-patient-comments.asp?questionid=1237" office:target-frame-name="_blank" xlink:show="new" text:style-name="Internet_20_link" text:visited-style-name="Visited_20_Internet_20_Link"><text:span text:style-name="T5">Share Your Story</text:span></text:a></text:p>
        </text:list-item>
      </text:list>
      <text:p text:style-name="P2"><text:span text:style-name="T4">A diagnosis of hypothyroidism can be suspected in patients with </text:span><text:a xlink:type="simple" xlink:href="http://www.medicinenet.com/fatigue_and_tiredness/symptoms.htm" text:style-name="Internet_20_link" text:visited-style-name="Visited_20_Internet_20_Link"><text:span text:style-name="T7">fatigue</text:span></text:a><text:span text:style-name="T4">, cold intolerance, </text:span><text:a xlink:type="simple" xlink:href="http://www.medicinenet.com/constipation_myths_facts_pictures_slideshow/article.htm" office:target-frame-name="_blank" xlink:show="new" text:style-name="Internet_20_link" text:visited-style-name="Visited_20_Internet_20_Link"><text:span text:style-name="T7">constipation</text:span></text:a><text:span text:style-name="T4">, and dry, flaky skin. A blood test is needed to confirm the diagnosis.</text:span></text:p>
      <text:p text:style-name="P1">When hypothyroidism is present, the blood levels of thyroid hormones can be measured directly and are usually decreased. However, in early hypothyroidism, the level of thyroid hormones (T3 and T4) may be normal. Therefore, the main tool for the detection of hyperthyroidism is the measurement of the TSH, the thyroid stimulating hormone. As mentioned earlier, TSH is secreted by the pituitary gland. If a decrease of thyroid hormone occurs, the pituitary gland reacts by producing more TSH and the blood TSH level increases in an attempt to encourage thyroid hormone production. This increase in TSH can actually precede the fall in thyroid hormones by months or years (see the section on Subclinical Hypothyroidism below). Thus, the measurement of TSH should be elevated in cases of hypothyroidism.</text:p>
      <text:p text:style-name="P1"/>
      <text:p text:style-name="P1"><text:span text:style-name="T1">Hypothyroidism:  If thyroid hormone levels are too low, body functions can slow down and lead to swelling in the neck (goiter), a slow heart rate,</text:span> et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erif"/>
    <style:font-face style:name="Mangal1" svg:font-family="Mangal"/>
    <style:font-face style:name="Open Sans" svg:font-family="'Open Sans', sans-serif"/>
    <style:font-face style:name="OpenSymbol" svg:font-family="OpenSymbol"/>
    <style:font-face style:name="Roboto" svg:font-family="Roboto,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25T08:16:54.16</meta:creation-date>
    <dc:date>2016-08-25T08:56:12.59</dc:date>
    <dc:creator>James Lombardi</dc:creator>
    <meta:editing-duration>PT39M19S</meta:editing-duration>
    <meta:editing-cycles>2</meta:editing-cycles>
    <meta:generator>OpenOffice/4.1.0$Win32 OpenOffice.org_project/410m18$Build-9764</meta:generator>
    <meta:document-statistic meta:table-count="0" meta:image-count="0" meta:object-count="0" meta:page-count="1" meta:paragraph-count="8" meta:word-count="340" meta:character-count="2121"/>
  </office:meta>
</office:document-meta>
</file>